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islav Simnett</meta:initial-creator>
    <meta:creation-date>2017-07-03T16:30:51.32247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2.2$MacOSX_X86_64 LibreOffice_project/6cd4f1ef626f15116896b1d8e1398b56da0d0ee1</meta:generator>
  </office:meta>
</office:document-meta>
</file>